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1*"/>
    </style:style>
    <style:style style:name="Table1.C" style:family="table-column">
      <style:table-column-properties style:column-width="0.9896in" style:rel-column-width="9363*"/>
    </style:style>
    <style:style style:name="Table1.D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61*"/>
    </style:style>
    <style:style style:name="Table2.C" style:family="table-column">
      <style:table-column-properties style:column-width="0.9896in" style:rel-column-width="9363*"/>
    </style:style>
    <style:style style:name="Table2.D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style:font-name="Arial" fo:font-size="12pt" fo:font-style="normal" style:text-underline-style="none" fo:font-weight="normal" officeooo:rsid="00b4f0c5" officeooo:paragraph-rsid="00b4f0c5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.1965in" style:contextual-spacing="false"/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rsid="00026f2c" officeooo:paragraph-rsid="00026f2c" style:font-size-asian="12pt" style:font-size-complex="12pt"/>
    </style:style>
    <style:style style:name="P5" style:family="paragraph" style:parent-style-name="Standard">
      <style:text-properties style:font-name="Arial" fo:font-size="12pt" officeooo:rsid="00062645" officeooo:paragraph-rsid="00062645" style:font-size-asian="12pt" style:font-size-complex="12pt"/>
    </style:style>
    <style:style style:name="P6" style:family="paragraph" style:parent-style-name="Standard">
      <style:text-properties style:font-name="Arial" fo:font-size="12pt" officeooo:rsid="0003b248" officeooo:paragraph-rsid="0003b248" style:font-size-asian="12pt" style:font-size-complex="12pt"/>
    </style:style>
    <style:style style:name="P7" style:family="paragraph" style:parent-style-name="Standard">
      <style:text-properties style:font-name="Arial" fo:font-size="12pt" officeooo:rsid="000998d2" officeooo:paragraph-rsid="000998d2" style:font-size-asian="12pt" style:font-size-complex="12pt"/>
    </style:style>
    <style:style style:name="P8" style:family="paragraph" style:parent-style-name="Standard">
      <style:text-properties style:font-name="Arial" fo:font-size="12pt" officeooo:rsid="000edea3" officeooo:paragraph-rsid="000edea3" style:font-size-asian="12pt" style:font-size-complex="12pt"/>
    </style:style>
    <style:style style:name="P9" style:family="paragraph" style:parent-style-name="Standard">
      <style:text-properties style:font-name="Arial" fo:font-size="12pt" officeooo:paragraph-rsid="0015e13e" style:font-size-asian="12pt" style:font-size-complex="12pt"/>
    </style:style>
    <style:style style:name="P10" style:family="paragraph" style:parent-style-name="Standard">
      <style:text-properties style:font-name="Arial" fo:font-size="12pt" officeooo:rsid="00171a93" officeooo:paragraph-rsid="00171a93" style:font-size-asian="12pt" style:font-size-complex="12pt"/>
    </style:style>
    <style:style style:name="P11" style:family="paragraph" style:parent-style-name="Standard">
      <style:text-properties style:font-name="Arial" fo:font-size="12pt" officeooo:paragraph-rsid="001f8d34" style:font-size-asian="12pt" style:font-size-complex="12pt"/>
    </style:style>
    <style:style style:name="P12" style:family="paragraph" style:parent-style-name="Standard">
      <style:text-properties style:font-name="Arial" fo:font-size="12pt" officeooo:rsid="001f8d34" officeooo:paragraph-rsid="001f8d34" style:font-size-asian="12pt" style:font-size-complex="12pt"/>
    </style:style>
    <style:style style:name="P13" style:family="paragraph" style:parent-style-name="Standard">
      <style:text-properties style:font-name="Arial" fo:font-size="12pt" officeooo:rsid="0021b90a" officeooo:paragraph-rsid="0021b90a" style:font-size-asian="12pt" style:font-size-complex="12pt"/>
    </style:style>
    <style:style style:name="P14" style:family="paragraph" style:parent-style-name="Standard">
      <style:text-properties style:font-name="Arial" fo:font-size="12pt" officeooo:rsid="0024e400" officeooo:paragraph-rsid="0024e400" style:font-size-asian="12pt" style:font-size-complex="12pt"/>
    </style:style>
    <style:style style:name="P15" style:family="paragraph" style:parent-style-name="Standard">
      <style:text-properties style:font-name="Arial" fo:font-size="12pt" officeooo:rsid="0029486f" officeooo:paragraph-rsid="0029486f" style:font-size-asian="12pt" style:font-size-complex="12pt"/>
    </style:style>
    <style:style style:name="P16" style:family="paragraph" style:parent-style-name="Standard">
      <style:text-properties style:font-name="Arial" fo:font-size="12pt" officeooo:rsid="002a71b7" officeooo:paragraph-rsid="002a71b7" style:font-size-asian="12pt" style:font-size-complex="12pt"/>
    </style:style>
    <style:style style:name="P17" style:family="paragraph" style:parent-style-name="Standard">
      <style:text-properties style:font-name="Arial" fo:font-size="12pt" officeooo:rsid="002c5bf9" officeooo:paragraph-rsid="002c5bf9" style:font-size-asian="12pt" style:font-size-complex="12pt"/>
    </style:style>
    <style:style style:name="P18" style:family="paragraph" style:parent-style-name="Standard">
      <style:text-properties style:font-name="Arial" fo:font-size="12pt" officeooo:rsid="002e02d4" officeooo:paragraph-rsid="002e02d4" style:font-size-asian="12pt" style:font-size-complex="12pt"/>
    </style:style>
    <style:style style:name="P19" style:family="paragraph" style:parent-style-name="Standard">
      <style:text-properties style:font-name="Arial" fo:font-size="12pt" officeooo:rsid="004030da" officeooo:paragraph-rsid="004030da" style:font-size-asian="12pt" style:font-size-complex="12pt"/>
    </style:style>
    <style:style style:name="P20" style:family="paragraph" style:parent-style-name="Standard">
      <style:text-properties style:font-name="Arial" fo:font-size="12pt" officeooo:rsid="004512fa" officeooo:paragraph-rsid="004512fa" style:font-size-asian="12pt" style:font-size-complex="12pt"/>
    </style:style>
    <style:style style:name="P21" style:family="paragraph" style:parent-style-name="Standard">
      <style:text-properties style:font-name="Arial" fo:font-size="12pt" officeooo:rsid="005173bf" officeooo:paragraph-rsid="005173bf" style:font-size-asian="12pt" style:font-size-complex="12pt"/>
    </style:style>
    <style:style style:name="P22" style:family="paragraph" style:parent-style-name="Standard">
      <style:text-properties style:font-name="Arial" fo:font-size="12pt" officeooo:paragraph-rsid="00716373" style:font-size-asian="12pt" style:font-size-complex="12pt"/>
    </style:style>
    <style:style style:name="P23" style:family="paragraph" style:parent-style-name="Standard">
      <style:text-properties style:font-name="Arial" fo:font-size="12pt" officeooo:rsid="005eaa5e" officeooo:paragraph-rsid="005eaa5e" style:font-size-asian="12pt" style:font-size-complex="12pt"/>
    </style:style>
    <style:style style:name="P24" style:family="paragraph" style:parent-style-name="Standard">
      <style:text-properties style:font-name="Arial" fo:font-size="12pt" officeooo:rsid="005daa11" officeooo:paragraph-rsid="005daa11" style:font-size-asian="12pt" style:font-size-complex="12pt"/>
    </style:style>
    <style:style style:name="P25" style:family="paragraph" style:parent-style-name="Standard">
      <style:text-properties style:font-name="Arial" fo:font-size="12pt" officeooo:rsid="00601899" officeooo:paragraph-rsid="00601899" style:font-size-asian="12pt" style:font-size-complex="12pt"/>
    </style:style>
    <style:style style:name="P26" style:family="paragraph" style:parent-style-name="Standard">
      <style:text-properties style:font-name="Arial" fo:font-size="12pt" officeooo:rsid="00554e5c" officeooo:paragraph-rsid="00554e5c" style:font-size-asian="12pt" style:font-size-complex="12pt"/>
    </style:style>
    <style:style style:name="P27" style:family="paragraph" style:parent-style-name="Standard">
      <style:text-properties style:font-name="Arial" fo:font-size="12pt" officeooo:rsid="006231f7" officeooo:paragraph-rsid="006231f7" style:font-size-asian="12pt" style:font-size-complex="12pt"/>
    </style:style>
    <style:style style:name="P28" style:family="paragraph" style:parent-style-name="Standard">
      <style:text-properties style:font-name="Arial" fo:font-size="12pt" officeooo:rsid="00630a47" officeooo:paragraph-rsid="00630a47" style:font-size-asian="12pt" style:font-size-complex="12pt"/>
    </style:style>
    <style:style style:name="P29" style:family="paragraph" style:parent-style-name="Standard">
      <style:text-properties style:font-name="Arial" fo:font-size="12pt" officeooo:rsid="00654055" officeooo:paragraph-rsid="00654055" style:font-size-asian="12pt" style:font-size-complex="12pt"/>
    </style:style>
    <style:style style:name="P30" style:family="paragraph" style:parent-style-name="Standard">
      <style:text-properties style:font-name="Arial" fo:font-size="12pt" officeooo:rsid="0067000f" officeooo:paragraph-rsid="0067000f" style:font-size-asian="12pt" style:font-size-complex="12pt"/>
    </style:style>
    <style:style style:name="P31" style:family="paragraph" style:parent-style-name="Standard">
      <style:text-properties style:font-name="Arial" fo:font-size="12pt" officeooo:rsid="0068cd68" officeooo:paragraph-rsid="0068cd68" style:font-size-asian="12pt" style:font-size-complex="12pt"/>
    </style:style>
    <style:style style:name="P32" style:family="paragraph" style:parent-style-name="Standard">
      <style:text-properties style:font-name="Arial" fo:font-size="12pt" officeooo:rsid="0069ffa7" officeooo:paragraph-rsid="0069ffa7" style:font-size-asian="12pt" style:font-size-complex="12pt"/>
    </style:style>
    <style:style style:name="P33" style:family="paragraph" style:parent-style-name="Standard">
      <style:text-properties style:font-name="Arial" fo:font-size="12pt" officeooo:rsid="006aa9eb" officeooo:paragraph-rsid="006aa9eb" style:font-size-asian="12pt" style:font-size-complex="12pt"/>
    </style:style>
    <style:style style:name="P34" style:family="paragraph" style:parent-style-name="Standard">
      <style:text-properties style:font-name="Arial" fo:font-size="12pt" officeooo:rsid="006b59ac" officeooo:paragraph-rsid="006b59ac" style:font-size-asian="12pt" style:font-size-complex="12pt"/>
    </style:style>
    <style:style style:name="P35" style:family="paragraph" style:parent-style-name="Standard">
      <style:text-properties style:font-name="Arial" fo:font-size="12pt" officeooo:rsid="006c8364" officeooo:paragraph-rsid="006c8364" style:font-size-asian="12pt" style:font-size-complex="12pt"/>
    </style:style>
    <style:style style:name="P36" style:family="paragraph" style:parent-style-name="Standard">
      <style:text-properties style:font-name="Arial" fo:font-size="12pt" officeooo:rsid="006cd5f2" officeooo:paragraph-rsid="006cd5f2" style:font-size-asian="12pt" style:font-size-complex="12pt"/>
    </style:style>
    <style:style style:name="P37" style:family="paragraph" style:parent-style-name="Standard">
      <style:text-properties style:font-name="Arial" fo:font-size="12pt" officeooo:rsid="006f16bc" officeooo:paragraph-rsid="006f16bc" style:font-size-asian="12pt" style:font-size-complex="12pt"/>
    </style:style>
    <style:style style:name="P38" style:family="paragraph" style:parent-style-name="Standard">
      <style:text-properties style:font-name="Arial" fo:font-size="12pt" officeooo:rsid="006fa7e1" officeooo:paragraph-rsid="006fa7e1" style:font-size-asian="12pt" style:font-size-complex="12pt"/>
    </style:style>
    <style:style style:name="P39" style:family="paragraph" style:parent-style-name="Standard">
      <style:text-properties style:font-name="Arial" fo:font-size="12pt" officeooo:rsid="00735770" officeooo:paragraph-rsid="00735770" style:font-size-asian="12pt" style:font-size-complex="12pt"/>
    </style:style>
    <style:style style:name="P40" style:family="paragraph" style:parent-style-name="Standard">
      <style:text-properties style:font-name="Arial" fo:font-size="12pt" officeooo:rsid="00780956" officeooo:paragraph-rsid="00780956" style:font-size-asian="12pt" style:font-size-complex="12pt"/>
    </style:style>
    <style:style style:name="P41" style:family="paragraph" style:parent-style-name="Standard">
      <style:text-properties style:font-name="Arial" fo:font-size="12pt" officeooo:rsid="0078871d" officeooo:paragraph-rsid="0078871d" style:font-size-asian="12pt" style:font-size-complex="12pt"/>
    </style:style>
    <style:style style:name="P42" style:family="paragraph" style:parent-style-name="Standard">
      <style:text-properties style:font-name="Arial" fo:font-size="12pt" officeooo:rsid="00790aec" officeooo:paragraph-rsid="00790aec" style:font-size-asian="12pt" style:font-size-complex="12pt"/>
    </style:style>
    <style:style style:name="P43" style:family="paragraph" style:parent-style-name="Standard">
      <style:text-properties style:font-name="Arial" fo:font-size="12pt" officeooo:rsid="007a1a3d" officeooo:paragraph-rsid="007a1a3d" style:font-size-asian="12pt" style:font-size-complex="12pt"/>
    </style:style>
    <style:style style:name="P44" style:family="paragraph" style:parent-style-name="Standard">
      <style:text-properties style:font-name="Arial" fo:font-size="12pt" officeooo:rsid="007a45e8" officeooo:paragraph-rsid="007a45e8" style:font-size-asian="12pt" style:font-size-complex="12pt"/>
    </style:style>
    <style:style style:name="P45" style:family="paragraph" style:parent-style-name="Standard">
      <style:text-properties style:font-name="Arial" fo:font-size="12pt" officeooo:rsid="007a918a" officeooo:paragraph-rsid="007a918a" style:font-size-asian="12pt" style:font-size-complex="12pt"/>
    </style:style>
    <style:style style:name="P46" style:family="paragraph" style:parent-style-name="Standard">
      <style:text-properties style:font-name="Arial" fo:font-size="12pt" officeooo:rsid="007ca02d" officeooo:paragraph-rsid="007ca02d" style:font-size-asian="12pt" style:font-size-complex="12pt"/>
    </style:style>
    <style:style style:name="P47" style:family="paragraph" style:parent-style-name="Standard">
      <style:text-properties style:font-name="Arial" fo:font-size="12pt" officeooo:rsid="007ce7de" officeooo:paragraph-rsid="007ce7de" style:font-size-asian="12pt" style:font-size-complex="12pt"/>
    </style:style>
    <style:style style:name="P48" style:family="paragraph" style:parent-style-name="Standard">
      <style:text-properties style:font-name="Arial" fo:font-size="12pt" officeooo:rsid="007d7e41" officeooo:paragraph-rsid="008145c1" style:font-size-asian="12pt" style:font-size-complex="12pt"/>
    </style:style>
    <style:style style:name="P49" style:family="paragraph" style:parent-style-name="Standard">
      <style:text-properties style:font-name="Arial" fo:font-size="12pt" officeooo:rsid="0082d313" officeooo:paragraph-rsid="0082d313" style:font-size-asian="12pt" style:font-size-complex="12pt"/>
    </style:style>
    <style:style style:name="P50" style:family="paragraph" style:parent-style-name="Standard">
      <style:text-properties style:font-name="Arial" fo:font-size="12pt" officeooo:rsid="0083d16e" officeooo:paragraph-rsid="0083d16e" style:font-size-asian="12pt" style:font-size-complex="12pt"/>
    </style:style>
    <style:style style:name="P51" style:family="paragraph" style:parent-style-name="Standard">
      <style:text-properties style:font-name="Arial" fo:font-size="12pt" officeooo:rsid="008412ee" officeooo:paragraph-rsid="00879120" style:font-size-asian="12pt" style:font-size-complex="12pt"/>
    </style:style>
    <style:style style:name="P52" style:family="paragraph" style:parent-style-name="Standard">
      <style:text-properties style:font-name="Arial" fo:font-size="12pt" officeooo:rsid="0084b7b1" officeooo:paragraph-rsid="0084b7b1" style:font-size-asian="12pt" style:font-size-complex="12pt"/>
    </style:style>
    <style:style style:name="P53" style:family="paragraph" style:parent-style-name="Standard">
      <style:text-properties style:font-name="Arial" fo:font-size="12pt" officeooo:rsid="00879120" officeooo:paragraph-rsid="00879120" style:font-size-asian="12pt" style:font-size-complex="12pt"/>
    </style:style>
    <style:style style:name="P54" style:family="paragraph" style:parent-style-name="Standard">
      <style:text-properties style:font-name="Arial" fo:font-size="12pt" officeooo:rsid="0089944f" officeooo:paragraph-rsid="0089944f" style:font-size-asian="12pt" style:font-size-complex="12pt"/>
    </style:style>
    <style:style style:name="P55" style:family="paragraph" style:parent-style-name="Standard">
      <style:text-properties style:font-name="Arial" fo:font-size="12pt" officeooo:rsid="00885224" officeooo:paragraph-rsid="00885224" style:font-size-asian="12pt" style:font-size-complex="12pt"/>
    </style:style>
    <style:style style:name="P56" style:family="paragraph" style:parent-style-name="Standard">
      <style:text-properties style:font-name="Arial" fo:font-size="12pt" officeooo:rsid="0088dc70" officeooo:paragraph-rsid="0088dc70" style:font-size-asian="12pt" style:font-size-complex="12pt"/>
    </style:style>
    <style:style style:name="P57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69406" officeooo:paragraph-rsid="00069406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8ed3d7" officeooo:paragraph-rsid="008ed3d7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171a93" officeooo:paragraph-rsid="00171a93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1f25b7" officeooo:paragraph-rsid="001f25b7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2e02d4" officeooo:paragraph-rsid="002e02d4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4512fa" officeooo:paragraph-rsid="004512fa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554e5c" officeooo:paragraph-rsid="00554e5c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8ab714" officeooo:paragraph-rsid="008ab714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Arial" fo:font-size="12pt" fo:font-style="normal" style:text-underline-style="none" fo:font-weight="normal" officeooo:rsid="0092eaff" officeooo:paragraph-rsid="0092ea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Arial" fo:font-size="12pt" fo:font-style="normal" style:text-underline-style="none" fo:font-weight="normal" officeooo:rsid="009655cc" officeooo:paragraph-rsid="009655c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Arial" fo:font-size="12pt" fo:font-style="normal" style:text-underline-style="none" fo:font-weight="normal" officeooo:rsid="00969ed3" officeooo:paragraph-rsid="00969ed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Arial" fo:font-size="12pt" fo:font-style="normal" style:text-underline-style="none" fo:font-weight="normal" officeooo:rsid="009b413e" officeooo:paragraph-rsid="009b413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Arial" fo:font-size="12pt" fo:font-style="normal" style:text-underline-style="none" fo:font-weight="normal" officeooo:rsid="009c739e" officeooo:paragraph-rsid="009c739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Arial" fo:font-size="12pt" fo:font-style="normal" style:text-underline-style="none" fo:font-weight="normal" officeooo:rsid="009cbe0a" officeooo:paragraph-rsid="009cbe0a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Arial" fo:font-size="12pt" fo:font-style="normal" style:text-underline-style="none" fo:font-weight="normal" officeooo:rsid="009d3692" officeooo:paragraph-rsid="009d369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Arial" fo:font-size="12pt" fo:font-style="normal" style:text-underline-style="none" fo:font-weight="normal" officeooo:rsid="009f7f52" officeooo:paragraph-rsid="009f7f52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font-name="Arial" fo:font-size="12pt" fo:font-style="normal" style:text-underline-style="none" fo:font-weight="normal" officeooo:rsid="00a15558" officeooo:paragraph-rsid="00a15558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Arial" fo:font-size="12pt" fo:font-style="normal" style:text-underline-style="none" fo:font-weight="normal" officeooo:rsid="00a2a3fe" officeooo:paragraph-rsid="00a2a3f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Arial" fo:font-size="12pt" fo:font-style="normal" style:text-underline-style="none" fo:font-weight="normal" officeooo:rsid="00a5a9f7" officeooo:paragraph-rsid="00a5a9f7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Arial" fo:font-size="12pt" fo:font-style="normal" style:text-underline-style="none" fo:font-weight="normal" officeooo:rsid="00a6f643" officeooo:paragraph-rsid="00a6f643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Arial" fo:font-size="12pt" fo:font-style="normal" style:text-underline-style="none" fo:font-weight="normal" officeooo:rsid="00a8d665" officeooo:paragraph-rsid="00a8d665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style:font-name="Arial" fo:font-size="12pt" fo:font-style="normal" style:text-underline-style="none" fo:font-weight="normal" officeooo:rsid="00aa5ef2" officeooo:paragraph-rsid="00aa5ef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style:font-name="Arial" fo:font-size="12pt" fo:font-style="normal" style:text-underline-style="none" fo:font-weight="normal" officeooo:rsid="00aad509" officeooo:paragraph-rsid="00aad50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Arial" fo:font-size="12pt" fo:font-style="normal" style:text-underline-style="none" fo:font-weight="normal" officeooo:rsid="00ac214e" officeooo:paragraph-rsid="00ac214e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Arial" fo:font-size="12pt" fo:font-style="normal" style:text-underline-style="none" fo:font-weight="normal" officeooo:rsid="00af99ab" officeooo:paragraph-rsid="00af99ab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Arial" fo:font-size="12pt" fo:font-style="normal" style:text-underline-style="none" fo:font-weight="normal" officeooo:rsid="00b4f0c5" officeooo:paragraph-rsid="00b4f0c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Arial" fo:font-size="12pt" fo:font-style="normal" style:text-underline-style="none" fo:font-weight="normal" officeooo:rsid="00bb5aea" officeooo:paragraph-rsid="00bb5ae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style:font-name="Arial" fo:font-size="12pt" fo:font-style="normal" style:text-underline-style="none" fo:font-weight="normal" officeooo:rsid="00b58eb5" officeooo:paragraph-rsid="00b58eb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style:font-name="Arial" fo:font-size="12pt" fo:font-style="normal" style:text-underline-style="none" fo:font-weight="normal" officeooo:rsid="00b8e507" officeooo:paragraph-rsid="00b8e507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style:font-name="Arial" fo:font-size="12pt" fo:font-style="normal" style:text-underline-style="none" fo:font-weight="normal" officeooo:rsid="00b989b7" officeooo:paragraph-rsid="00b989b7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style:font-name="Arial" fo:font-size="12pt" fo:font-style="normal" style:text-underline-style="none" fo:font-weight="normal" officeooo:rsid="00c159ad" officeooo:paragraph-rsid="00c159ad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style:font-name="Arial" fo:font-size="12pt" fo:font-style="normal" style:text-underline-style="none" fo:font-weight="normal" officeooo:rsid="00c4f883" officeooo:paragraph-rsid="00c4f88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style:font-name="Arial" fo:font-size="12pt" fo:font-style="normal" style:text-underline-style="none" fo:font-weight="normal" officeooo:rsid="00c51800" officeooo:paragraph-rsid="00c5180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font-name="Arial" fo:font-size="12pt" fo:font-style="normal" style:text-underline-style="none" fo:font-weight="normal" officeooo:rsid="00c70cb8" officeooo:paragraph-rsid="00c70cb8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Arial" fo:font-size="12pt" fo:font-style="normal" style:text-underline-style="none" fo:font-weight="normal" officeooo:rsid="00d06a24" officeooo:paragraph-rsid="00d06a2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Arial" fo:font-size="12pt" fo:font-style="normal" style:text-underline-style="none" fo:font-weight="normal" officeooo:rsid="00d23510" officeooo:paragraph-rsid="00d23510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style:font-name="Arial" fo:font-size="12pt" fo:font-style="normal" style:text-underline-style="none" fo:font-weight="normal" officeooo:rsid="00d67a75" officeooo:paragraph-rsid="00d67a7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Arial" fo:font-size="12pt" fo:font-style="normal" style:text-underline-style="none" fo:font-weight="normal" officeooo:rsid="00d70839" officeooo:paragraph-rsid="00c70cb8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style:font-name="Arial" fo:font-size="12pt" fo:font-style="normal" style:text-underline-style="none" fo:font-weight="normal" officeooo:rsid="00d933d9" officeooo:paragraph-rsid="00d933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bold" officeooo:rsid="00b1d3a0" officeooo:paragraph-rsid="00b1d3a0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bold" officeooo:rsid="00bf52b6" officeooo:paragraph-rsid="00bf52b6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bold" officeooo:rsid="00c8fc02" officeooo:paragraph-rsid="00c8fc02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bold" officeooo:rsid="00d774df" officeooo:paragraph-rsid="00d774df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able_20_Contents">
      <style:text-properties style:font-name="Arial" fo:font-size="12pt" officeooo:rsid="0014f4a5" officeooo:paragraph-rsid="0014f4a5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4f4a5" officeooo:paragraph-rsid="0015e13e" style:font-size-asian="12pt" style:font-size-complex="12pt"/>
    </style:style>
    <style:style style:name="P102" style:family="paragraph" style:parent-style-name="Table_20_Contents">
      <style:text-properties style:font-name="Arial" fo:font-size="12pt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5bfcf" officeooo:paragraph-rsid="0015bfcf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5bfcf" officeooo:paragraph-rsid="0015e13e" style:font-size-asian="12pt" style:font-size-complex="12pt"/>
    </style:style>
    <style:style style:name="P105" style:family="paragraph" style:parent-style-name="Table_20_Contents">
      <style:text-properties style:font-name="Arial" fo:font-size="12pt" officeooo:paragraph-rsid="0015e13e" style:font-size-asian="12pt" style:font-size-complex="12pt"/>
    </style:style>
    <style:style style:name="P106" style:family="paragraph" style:parent-style-name="Table_20_Contents">
      <style:text-properties style:font-name="Arial" fo:font-size="12pt" officeooo:rsid="0015e13e" officeooo:paragraph-rsid="0015e13e" style:font-size-asian="12pt" style:font-size-complex="12pt"/>
    </style:style>
    <style:style style:name="P107" style:family="paragraph" style:parent-style-name="Table_20_Contents">
      <style:text-properties style:font-name="Arial" fo:font-size="12pt" officeooo:rsid="00166acb" officeooo:paragraph-rsid="00166acb" style:font-size-asian="12pt" style:font-size-complex="12pt"/>
    </style:style>
    <style:style style:name="P108" style:family="paragraph" style:parent-style-name="Table_20_Contents">
      <style:text-properties style:font-name="Arial" fo:font-size="12pt" officeooo:rsid="0016eda0" officeooo:paragraph-rsid="0016eda0" style:font-size-asian="12pt" style:font-size-complex="12pt"/>
    </style:style>
    <style:style style:name="P109" style:family="paragraph" style:parent-style-name="Text_20_body">
      <style:text-properties style:font-name="Arial" fo:font-size="12pt" officeooo:rsid="00069406" officeooo:paragraph-rsid="00069406" style:font-size-asian="12pt" style:font-size-complex="12pt"/>
    </style:style>
    <style:style style:name="P110" style:family="paragraph" style:parent-style-name="Text_20_body">
      <style:text-properties style:font-name="Arial" fo:font-size="12pt" style:font-size-asian="12pt" style:font-size-complex="12pt"/>
    </style:style>
    <style:style style:name="P111" style:family="paragraph" style:parent-style-name="Text_20_body">
      <style:text-properties style:font-name="Arial" fo:font-size="12pt" officeooo:rsid="0006dee1" officeooo:paragraph-rsid="0006dee1" style:font-size-asian="12pt" style:font-size-complex="12pt"/>
    </style:style>
    <style:style style:name="P112" style:family="paragraph" style:parent-style-name="Text_20_body">
      <style:text-properties style:font-name="Arial" fo:font-size="12pt" officeooo:rsid="000c82ea" officeooo:paragraph-rsid="000c82ea" style:font-size-asian="12pt" style:font-size-complex="12pt"/>
    </style:style>
    <style:style style:name="P113" style:family="paragraph" style:parent-style-name="Text_20_body">
      <style:text-properties style:font-name="Arial" fo:font-size="12pt" officeooo:rsid="000d34ce" officeooo:paragraph-rsid="000d34ce" style:font-size-asian="12pt" style:font-size-complex="12pt"/>
    </style:style>
    <style:style style:name="P114" style:family="paragraph" style:parent-style-name="Text_20_body">
      <style:text-properties style:font-name="Arial" fo:font-size="12pt" officeooo:rsid="000edea3" officeooo:paragraph-rsid="000edea3" style:font-size-asian="12pt" style:font-size-complex="12pt"/>
    </style:style>
    <style:style style:name="P115" style:family="paragraph" style:parent-style-name="Text_20_body">
      <style:text-properties style:font-name="Arial" fo:font-size="12pt" officeooo:rsid="00358aea" officeooo:paragraph-rsid="00358aea" style:font-size-asian="12pt" style:font-size-complex="12pt"/>
    </style:style>
    <style:style style:name="P116" style:family="paragraph" style:parent-style-name="Text_20_body">
      <style:text-properties style:font-name="Arial" fo:font-size="12pt" officeooo:rsid="00391866" officeooo:paragraph-rsid="00391866" style:font-size-asian="12pt" style:font-size-complex="12pt"/>
    </style:style>
    <style:style style:name="P117" style:family="paragraph" style:parent-style-name="Text_20_body">
      <style:text-properties style:font-name="Arial" fo:font-size="12pt" officeooo:rsid="003a609c" officeooo:paragraph-rsid="003a609c" style:font-size-asian="12pt" style:font-size-complex="12pt"/>
    </style:style>
    <style:style style:name="P118" style:family="paragraph" style:parent-style-name="Text_20_body">
      <style:text-properties style:font-name="Arial" fo:font-size="12pt" officeooo:rsid="003d1b66" officeooo:paragraph-rsid="003d1b66" style:font-size-asian="12pt" style:font-size-complex="12pt"/>
    </style:style>
    <style:style style:name="P119" style:family="paragraph" style:parent-style-name="Text_20_body">
      <style:text-properties style:font-name="Arial" fo:font-size="12pt" officeooo:rsid="00471a20" officeooo:paragraph-rsid="00471a20" style:font-size-asian="12pt" style:font-size-complex="12pt"/>
    </style:style>
    <style:style style:name="P120" style:family="paragraph" style:parent-style-name="Text_20_body">
      <style:text-properties style:font-name="Arial" fo:font-size="12pt" officeooo:rsid="004a44b5" officeooo:paragraph-rsid="004a44b5" style:font-size-asian="12pt" style:font-size-complex="12pt"/>
    </style:style>
    <style:style style:name="P121" style:family="paragraph" style:parent-style-name="Text_20_body">
      <style:text-properties style:font-name="Arial" fo:font-size="12pt" officeooo:rsid="004d71ca" officeooo:paragraph-rsid="004d71ca" style:font-size-asian="12pt" style:font-size-complex="12pt"/>
    </style:style>
    <style:style style:name="P122" style:family="paragraph" style:parent-style-name="Text_20_body">
      <style:text-properties style:font-name="Arial" fo:font-size="12pt" officeooo:rsid="004ee82f" officeooo:paragraph-rsid="004ee82f" style:font-size-asian="12pt" style:font-size-complex="12pt"/>
    </style:style>
    <style:style style:name="P123" style:family="paragraph">
      <style:paragraph-properties fo:text-align="center"/>
    </style:style>
    <style:style style:name="P124" style:family="paragraph">
      <loext:graphic-properties draw:fill="none" draw:fill-color="#ffffff"/>
    </style:style>
    <style:style style:name="T1" style:family="text">
      <style:text-properties officeooo:rsid="0011b96c"/>
    </style:style>
    <style:style style:name="T2" style:family="text">
      <style:text-properties officeooo:rsid="00136e8d"/>
    </style:style>
    <style:style style:name="T3" style:family="text">
      <style:text-properties officeooo:rsid="001f8d34"/>
    </style:style>
    <style:style style:name="T4" style:family="text">
      <style:text-properties officeooo:rsid="00278a51"/>
    </style:style>
    <style:style style:name="T5" style:family="text">
      <style:text-properties officeooo:rsid="0037046d"/>
    </style:style>
    <style:style style:name="T6" style:family="text">
      <style:text-properties officeooo:rsid="003d47b1"/>
    </style:style>
    <style:style style:name="T7" style:family="text">
      <style:text-properties officeooo:rsid="004077a9"/>
    </style:style>
    <style:style style:name="T8" style:family="text">
      <style:text-properties officeooo:rsid="0042338c"/>
    </style:style>
    <style:style style:name="T9" style:family="text">
      <style:text-properties officeooo:rsid="00457285"/>
    </style:style>
    <style:style style:name="T10" style:family="text">
      <style:text-properties officeooo:rsid="0048908c"/>
    </style:style>
    <style:style style:name="T11" style:family="text">
      <style:text-properties officeooo:rsid="004b7d79"/>
    </style:style>
    <style:style style:name="T12" style:family="text">
      <style:text-properties officeooo:rsid="004c9f32"/>
    </style:style>
    <style:style style:name="T13" style:family="text">
      <style:text-properties officeooo:rsid="0053544b"/>
    </style:style>
    <style:style style:name="T14" style:family="text">
      <style:text-properties officeooo:rsid="0060394d"/>
    </style:style>
    <style:style style:name="T15" style:family="text">
      <style:text-properties officeooo:rsid="00716373"/>
    </style:style>
    <style:style style:name="T16" style:family="text">
      <style:text-properties officeooo:rsid="00802f87"/>
    </style:style>
    <style:style style:name="T17" style:family="text">
      <style:text-properties officeooo:rsid="008145c1"/>
    </style:style>
    <style:style style:name="T18" style:family="text">
      <style:text-properties officeooo:rsid="00973df8"/>
    </style:style>
    <style:style style:name="T19" style:family="text">
      <style:text-properties officeooo:rsid="0099301a"/>
    </style:style>
    <style:style style:name="T20" style:family="text">
      <style:text-properties officeooo:rsid="009a5a2f"/>
    </style:style>
    <style:style style:name="T21" style:family="text">
      <style:text-properties officeooo:rsid="009b8e78"/>
    </style:style>
    <style:style style:name="T22" style:family="text">
      <style:text-properties officeooo:rsid="009cacec"/>
    </style:style>
    <style:style style:name="T23" style:family="text">
      <style:text-properties officeooo:rsid="009e5f01"/>
    </style:style>
    <style:style style:name="T24" style:family="text">
      <style:text-properties officeooo:rsid="00a093bf"/>
    </style:style>
    <style:style style:name="T25" style:family="text">
      <style:text-properties officeooo:rsid="00a2282b"/>
    </style:style>
    <style:style style:name="T26" style:family="text">
      <style:text-properties officeooo:rsid="00a401a0"/>
    </style:style>
    <style:style style:name="T27" style:family="text">
      <style:text-properties officeooo:rsid="00a6f643"/>
    </style:style>
    <style:style style:name="T28" style:family="text">
      <style:text-properties officeooo:rsid="00a842d6"/>
    </style:style>
    <style:style style:name="T29" style:family="text">
      <style:text-properties officeooo:rsid="00aa9970"/>
    </style:style>
    <style:style style:name="T30" style:family="text">
      <style:text-properties officeooo:rsid="00adb949"/>
    </style:style>
    <style:style style:name="T31" style:family="text">
      <style:text-properties officeooo:rsid="00af99ab"/>
    </style:style>
    <style:style style:name="T32" style:family="text">
      <style:text-properties officeooo:rsid="00afcf9d"/>
    </style:style>
    <style:style style:name="T33" style:family="text">
      <style:text-properties officeooo:rsid="00b15acb"/>
    </style:style>
    <style:style style:name="T34" style:family="text">
      <style:text-properties officeooo:rsid="00b72ec3"/>
    </style:style>
    <style:style style:name="T35" style:family="text">
      <style:text-properties officeooo:rsid="00bb5aea"/>
    </style:style>
    <style:style style:name="T36" style:family="text">
      <style:text-properties officeooo:rsid="00c3465b"/>
    </style:style>
    <style:style style:name="T37" style:family="text">
      <style:text-properties officeooo:rsid="00c65b82"/>
    </style:style>
    <style:style style:name="T38" style:family="text">
      <style:text-properties officeooo:rsid="00d37dd7"/>
    </style:style>
    <style:style style:name="T39" style:family="text">
      <style:text-properties officeooo:rsid="00d50477"/>
    </style:style>
    <style:style style:name="T40" style:family="text">
      <style:text-properties officeooo:rsid="00d9cbe9"/>
    </style:style>
    <style:style style:name="T41" style:family="text">
      <style:text-properties officeooo:rsid="00da413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5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535in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25in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6665in" fo:min-width="0.7291in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937in" fo:min-width="0.6937in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937in" fo:min-width="0.6937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302in" fo:min-width="0.4165in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udent: Jeremiah Webb</text:p>
      <text:p text:style-name="P5">ID: 2545328</text:p>
      <text:p text:style-name="P4">Course: CS420</text:p>
      <text:p text:style-name="P6">Assignment: Chapter 2 Zybook <text:span text:style-name="T1">Exercise </text:span>Questions</text:p>
      <text:p text:style-name="P6"/>
      <text:p text:style-name="P57">2.1</text:p>
      <text:p text:style-name="P109">Indicate whether each series of state transitions is valid or invalid.</text:p>
      <text:section text:style-name="Sect1" text:name="ember239">
        <text:p text:style-name="P110">(a) </text:p>
        <text:p text:style-name="P110">new ➛ ready ➛ suspended ➛ blocked ➛ suspended. </text:p>
      </text:section>
      <text:section text:style-name="Sect1" text:name="Section1">
        <text:p text:style-name="P111"><text:bookmark text:name="ember239"/>Invalid</text:p>
      </text:section>
      <text:section text:style-name="Sect1" text:name="ember240">
        <text:p text:style-name="P110">(b) </text:p>
        <text:p text:style-name="P110">suspended ➛ blocked ➛ suspended ➛ blocked ➛ ready ➛ running. </text:p>
      </text:section>
      <text:section text:style-name="Sect1" text:name="Section2">
        <text:p text:style-name="P112">Valid</text:p>
      </text:section>
      <text:section text:style-name="Sect1" text:name="ember241">
        <text:p text:style-name="P110">(c) </text:p>
        <text:p text:style-name="P110">running ➛ blocked ➛ ready ➛ blocked ➛ suspended. </text:p>
      </text:section>
      <text:section text:style-name="Sect1" text:name="Section3">
        <text:p text:style-name="P113">Invalid</text:p>
      </text:section>
      <text:section text:style-name="Sect1" text:name="ember242">
        <text:p text:style-name="P110">(d) </text:p>
        <text:p text:style-name="P110">new ➛ ready ➛ running ➛ ready ➛ new. </text:p>
      </text:section>
      <text:p text:style-name="P7">Invalid</text:p>
      <text:p text:style-name="P7"/>
      <text:p text:style-name="P58">2.<text:span text:style-name="T2">3.1</text:span></text:p>
      <text:p text:style-name="P8"/>
      <text:p text:style-name="P114">Processes 0-4 are related as follows: 1, 2, 3 are children of 0, and 4 is a child of 2. PCBs are implemented as an array indexed by the process number. Each PCB has the links: parent (p), first child (c), younger sibling (ys), and older sibling (os). </text:p>
      <text:section text:style-name="Sect1" text:name="ember1008">
        <text:p text:style-name="P110">(a) </text:p>
        <text:p text:style-name="P110">Complete the PCB array to show the values of the 4 links (p, c, ys, os) for all processes, to reflect the parent-child hierarchy.</text:p>
      </text:section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100"/>
          </table:table-cell>
          <table:table-cell table:style-name="Table1.A1" office:value-type="string">
            <text:p text:style-name="P100">0</text:p>
          </table:table-cell>
          <table:table-cell table:style-name="Table1.A1" office:value-type="string">
            <text:p text:style-name="P100">1</text:p>
          </table:table-cell>
          <table:table-cell table:style-name="Table1.A1" office:value-type="string">
            <text:p text:style-name="P100">2</text:p>
          </table:table-cell>
          <table:table-cell table:style-name="Table1.A1" office:value-type="string">
            <text:p text:style-name="P100">3</text:p>
          </table:table-cell>
          <table:table-cell table:style-name="Table1.A1" office:value-type="string">
            <text:p text:style-name="P100">4</text:p>
          </table:table-cell>
          <table:table-cell table:style-name="Table1.G1" office:value-type="string">
            <text:p text:style-name="P100">5</text:p>
          </table:table-cell>
        </table:table-row>
        <table:table-row>
          <table:table-cell table:style-name="Table1.A2" office:value-type="string">
            <text:p text:style-name="P100">p</text:p>
          </table:table-cell>
          <table:table-cell table:style-name="Table1.A2" office:value-type="string">
            <text:p text:style-name="P102">?</text:p>
          </table:table-cell>
          <table:table-cell table:style-name="Table1.A2" office:value-type="string">
            <text:p text:style-name="P103">0</text:p>
          </table:table-cell>
          <table:table-cell table:style-name="Table1.A2" office:value-type="string">
            <text:p text:style-name="P103">0</text:p>
          </table:table-cell>
          <table:table-cell table:style-name="Table1.A2" office:value-type="string">
            <text:p text:style-name="P103">0</text:p>
          </table:table-cell>
          <table:table-cell table:style-name="Table1.A2" office:value-type="string">
            <text:p text:style-name="P103">0</text:p>
          </table:table-cell>
          <table:table-cell table:style-name="Table1.G2" office:value-type="string">
            <text:p text:style-name="P102"/>
          </table:table-cell>
        </table:table-row>
        <table:table-row>
          <table:table-cell table:style-name="Table1.A2" office:value-type="string">
            <text:p text:style-name="P100">c</text:p>
          </table:table-cell>
          <table:table-cell table:style-name="Table1.A2" office:value-type="string">
            <text:p text:style-name="P103">1</text:p>
          </table:table-cell>
          <table:table-cell table:style-name="Table1.A2" office:value-type="string">
            <text:p text:style-name="P102">-</text:p>
          </table:table-cell>
          <table:table-cell table:style-name="Table1.A2" office:value-type="string">
            <text:p text:style-name="P103">4</text:p>
          </table:table-cell>
          <table:table-cell table:style-name="Table1.A2" office:value-type="string">
            <text:p text:style-name="P102">-</text:p>
          </table:table-cell>
          <table:table-cell table:style-name="Table1.A2" office:value-type="string">
            <text:p text:style-name="P102">-</text:p>
          </table:table-cell>
          <table:table-cell table:style-name="Table1.G2" office:value-type="string">
            <text:p text:style-name="P102"/>
          </table:table-cell>
        </table:table-row>
        <table:table-row>
          <table:table-cell table:style-name="Table1.A2" office:value-type="string">
            <text:p text:style-name="P100">ys</text:p>
          </table:table-cell>
          <table:table-cell table:style-name="Table1.A2" office:value-type="string">
            <text:p text:style-name="P102">-</text:p>
          </table:table-cell>
          <table:table-cell table:style-name="Table1.A2" office:value-type="string">
            <text:p text:style-name="P103">2</text:p>
          </table:table-cell>
          <table:table-cell table:style-name="Table1.A2" office:value-type="string">
            <text:p text:style-name="P103">3</text:p>
          </table:table-cell>
          <table:table-cell table:style-name="Table1.A2" office:value-type="string">
            <text:p text:style-name="P102">-</text:p>
          </table:table-cell>
          <table:table-cell table:style-name="Table1.A2" office:value-type="string">
            <text:p text:style-name="P102">-</text:p>
          </table:table-cell>
          <table:table-cell table:style-name="Table1.G2" office:value-type="string">
            <text:p text:style-name="P102"/>
          </table:table-cell>
        </table:table-row>
        <table:table-row>
          <table:table-cell table:style-name="Table1.A2" office:value-type="string">
            <text:p text:style-name="P100">os</text:p>
          </table:table-cell>
          <table:table-cell table:style-name="Table1.A2" office:value-type="string">
            <text:p text:style-name="P102">-</text:p>
          </table:table-cell>
          <table:table-cell table:style-name="Table1.A2" office:value-type="string">
            <text:p text:style-name="P102">-</text:p>
          </table:table-cell>
          <table:table-cell table:style-name="Table1.A2" office:value-type="string">
            <text:p text:style-name="P103">1</text:p>
          </table:table-cell>
          <table:table-cell table:style-name="Table1.A2" office:value-type="string">
            <text:p text:style-name="P103">2</text:p>
          </table:table-cell>
          <table:table-cell table:style-name="Table1.A2" office:value-type="string">
            <text:p text:style-name="P102">-</text:p>
          </table:table-cell>
          <table:table-cell table:style-name="Table1.G2" office:value-type="string">
            <text:p text:style-name="P102"/>
          </table:table-cell>
        </table:table-row>
      </table:table>
      <text:p text:style-name="P8"/>
      <text:p text:style-name="P8"/>
      <text:p text:style-name="P8"/>
      <text:p text:style-name="P8"><text:soft-page-break/>(b) </text:p>
      <text:p text:style-name="P110">Modify the array to reflect the creation of a new child, 5, of process 2.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P101"/>
          </table:table-cell>
          <table:table-cell table:style-name="Table2.A1" office:value-type="string">
            <text:p text:style-name="P101">0</text:p>
          </table:table-cell>
          <table:table-cell table:style-name="Table2.A1" office:value-type="string">
            <text:p text:style-name="P101">1</text:p>
          </table:table-cell>
          <table:table-cell table:style-name="Table2.A1" office:value-type="string">
            <text:p text:style-name="P101">2</text:p>
          </table:table-cell>
          <table:table-cell table:style-name="Table2.A1" office:value-type="string">
            <text:p text:style-name="P101">3</text:p>
          </table:table-cell>
          <table:table-cell table:style-name="Table2.A1" office:value-type="string">
            <text:p text:style-name="P101">4</text:p>
          </table:table-cell>
          <table:table-cell table:style-name="Table2.G1" office:value-type="string">
            <text:p text:style-name="P101">5</text:p>
          </table:table-cell>
        </table:table-row>
        <table:table-row>
          <table:table-cell table:style-name="Table2.A2" office:value-type="string">
            <text:p text:style-name="P101">p</text:p>
          </table:table-cell>
          <table:table-cell table:style-name="Table2.A2" office:value-type="string">
            <text:p text:style-name="P105">?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0</text:p>
          </table:table-cell>
          <table:table-cell table:style-name="Table2.A2" office:value-type="string">
            <text:p text:style-name="P104">0</text:p>
          </table:table-cell>
          <table:table-cell table:style-name="Table2.G2" office:value-type="string">
            <text:p text:style-name="P106">2</text:p>
          </table:table-cell>
        </table:table-row>
        <table:table-row>
          <table:table-cell table:style-name="Table2.A2" office:value-type="string">
            <text:p text:style-name="P101">c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5">-</text:p>
          </table:table-cell>
          <table:table-cell table:style-name="Table2.A2" office:value-type="string">
            <text:p text:style-name="P104">4</text:p>
          </table:table-cell>
          <table:table-cell table:style-name="Table2.A2" office:value-type="string">
            <text:p text:style-name="P105">-</text:p>
          </table:table-cell>
          <table:table-cell table:style-name="Table2.A2" office:value-type="string">
            <text:p text:style-name="P105">-</text:p>
          </table:table-cell>
          <table:table-cell table:style-name="Table2.G2" office:value-type="string">
            <text:p text:style-name="P106">-</text:p>
          </table:table-cell>
        </table:table-row>
        <table:table-row>
          <table:table-cell table:style-name="Table2.A2" office:value-type="string">
            <text:p text:style-name="P101">ys</text:p>
          </table:table-cell>
          <table:table-cell table:style-name="Table2.A2" office:value-type="string">
            <text:p text:style-name="P105">-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4">3</text:p>
          </table:table-cell>
          <table:table-cell table:style-name="Table2.A2" office:value-type="string">
            <text:p text:style-name="P105">-</text:p>
          </table:table-cell>
          <table:table-cell table:style-name="Table2.A2" office:value-type="string">
            <text:p text:style-name="P107">5</text:p>
          </table:table-cell>
          <table:table-cell table:style-name="Table2.G2" office:value-type="string">
            <text:p text:style-name="P105">-</text:p>
          </table:table-cell>
        </table:table-row>
        <table:table-row>
          <table:table-cell table:style-name="Table2.A2" office:value-type="string">
            <text:p text:style-name="P101">os</text:p>
          </table:table-cell>
          <table:table-cell table:style-name="Table2.A2" office:value-type="string">
            <text:p text:style-name="P105">-</text:p>
          </table:table-cell>
          <table:table-cell table:style-name="Table2.A2" office:value-type="string">
            <text:p text:style-name="P105">-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2</text:p>
          </table:table-cell>
          <table:table-cell table:style-name="Table2.A2" office:value-type="string">
            <text:p text:style-name="P105">-</text:p>
          </table:table-cell>
          <table:table-cell table:style-name="Table2.G2" office:value-type="string">
            <text:p text:style-name="P108">4</text:p>
          </table:table-cell>
        </table:table-row>
      </table:table>
      <text:p text:style-name="P9"/>
      <text:p text:style-name="P9"/>
      <text:p text:style-name="P59">2.3.2</text:p>
      <text:p text:style-name="P10">(a) </text:p>
      <text:p text:style-name="P110">Assume that RL contains 3 processes at level 5 and 1 process at level 0. Draw a diagram showing the RL and the modified PCBs</text:p>
      <text:p text:style-name="P60"><draw:custom-shape text:anchor-type="paragraph" draw:z-index="0" draw:name="Shape 1" draw:style-name="gr8" svg:width="0.4169in" svg:height="2.3024in" svg:x="0.5571in" svg:y="0.3055in"><text:p/><draw:enhanced-geometry svg:viewBox="0 0 21600 21600" draw:type="rectangle" draw:enhanced-path="M 0 0 L 21600 0 21600 21600 0 21600 0 0 Z N"/></draw:custom-shape><draw:custom-shape text:anchor-type="paragraph" draw:z-index="1" draw:name="Shape 2" draw:style-name="gr7" svg:width="0.6941in" svg:height="0.6941in" svg:x="1.7307in" svg:y="0.5252in"><text:p/><draw:enhanced-geometry svg:viewBox="0 0 21600 21600" draw:type="rectangle" draw:enhanced-path="M 0 0 L 21600 0 21600 21600 0 21600 0 0 Z N"/></draw:custom-shape><draw:custom-shape text:anchor-type="paragraph" draw:z-index="2" draw:name="Shape 3" draw:style-name="gr7" svg:width="0.6941in" svg:height="0.6941in" svg:x="1.7307in" svg:y="0.5252in"><text:p/><draw:enhanced-geometry svg:viewBox="0 0 21600 21600" draw:type="rectangle" draw:enhanced-path="M 0 0 L 21600 0 21600 21600 0 21600 0 0 Z N"/></draw:custom-shape><draw:custom-shape text:anchor-type="paragraph" draw:z-index="3" draw:name="Shape 4" draw:style-name="gr7" svg:width="0.6941in" svg:height="0.6941in" svg:x="1.7307in" svg:y="0.5252in"><text:p/><draw:enhanced-geometry svg:viewBox="0 0 21600 21600" draw:type="rectangle" draw:enhanced-path="M 0 0 L 21600 0 21600 21600 0 21600 0 0 Z N"/></draw:custom-shape><draw:custom-shape text:anchor-type="paragraph" draw:z-index="4" draw:name="Shape 5" draw:style-name="gr6" svg:width="0.6941in" svg:height="0.6941in" svg:x="3.689in" svg:y="0.5354in"><text:p/><draw:enhanced-geometry svg:viewBox="0 0 21600 21600" draw:type="rectangle" draw:enhanced-path="M 0 0 L 21600 0 21600 21600 0 21600 0 0 Z N"/></draw:custom-shape><draw:custom-shape text:anchor-type="paragraph" draw:z-index="5" draw:name="Shape 6" draw:style-name="gr6" svg:width="0.6941in" svg:height="0.6941in" svg:x="2.689in" svg:y="0.552in"><text:p/><draw:enhanced-geometry svg:viewBox="0 0 21600 21600" draw:type="rectangle" draw:enhanced-path="M 0 0 L 21600 0 21600 21600 0 21600 0 0 Z N"/></draw:custom-shape><draw:custom-shape text:anchor-type="paragraph" draw:z-index="6" draw:name="Shape 7" draw:style-name="gr5" svg:width="0.7295in" svg:height="0.6669in" svg:x="1.661in" svg:y="1.9618in"><text:p/><draw:enhanced-geometry svg:viewBox="0 0 21600 21600" draw:type="rectangle" draw:enhanced-path="M 0 0 L 21600 0 21600 21600 0 21600 0 0 Z N"/></draw:custom-shape><draw:frame text:anchor-type="paragraph" draw:z-index="8" draw:name="Text Frame 2" draw:style-name="gr4" draw:text-style-name="P124" svg:width="0.448in" svg:height="0.1925in" svg:x="1.828in" svg:y="2.4362in"><draw:text-box><text:p>Next</text:p></draw:text-box></draw:frame><draw:frame text:anchor-type="paragraph" draw:z-index="11" draw:name="Text Frame 5" draw:style-name="gr3" draw:text-style-name="P124" svg:width="0.448in" svg:height="0.1925in" svg:x="0.5256in" svg:y="0.1134in"><draw:text-box><text:p>RL</text:p></draw:text-box></draw:frame><draw:frame text:anchor-type="paragraph" draw:z-index="12" draw:name="Text Frame 6" draw:style-name="gr3" draw:text-style-name="P124" svg:width="0.448in" svg:height="0.1925in" svg:x="0.0465in" svg:y="1.4256in"><draw:text-box><text:p>5</text:p></draw:text-box></draw:frame><draw:frame text:anchor-type="paragraph" draw:z-index="7" draw:name="Text Frame 1" draw:style-name="gr2" draw:text-style-name="P124" svg:width="0.448in" svg:height="0.1925in" svg:x="1.8382in" svg:y="0.9984in"><draw:text-box><text:p>Next</text:p></draw:text-box></draw:frame><draw:frame text:anchor-type="paragraph" draw:z-index="9" draw:name="Text Frame 3" draw:style-name="gr2" draw:text-style-name="P124" svg:width="0.448in" svg:height="0.1925in" svg:x="3.7654in" svg:y="0.9465in"><draw:text-box><text:p>Next</text:p></draw:text-box></draw:frame><draw:frame text:anchor-type="paragraph" draw:z-index="10" draw:name="Text Frame 4" draw:style-name="gr2" draw:text-style-name="P124" svg:width="0.448in" svg:height="0.1925in" svg:x="2.8173in" svg:y="0.9571in"><draw:text-box><text:p>Next</text:p></draw:text-box></draw:frame><draw:frame text:anchor-type="paragraph" draw:z-index="13" draw:name="Text Frame 7" draw:style-name="gr2" draw:text-style-name="P124" svg:width="0.448in" svg:height="0.1925in" svg:x="0.0256in" svg:y="2.4047in"><draw:text-box><text:p>0</text:p></draw:text-box></draw:frame><draw:line text:anchor-type="paragraph" draw:z-index="14" draw:name="Line 1" draw:style-name="gr1" draw:text-style-name="P123" svg:x1="0.9736in" svg:y1="1.5555in" svg:x2="1.7307in" svg:y2="0.6508in"><text:p/></draw:line><draw:line text:anchor-type="paragraph" draw:z-index="15" draw:name="Line 2" draw:style-name="gr1" draw:text-style-name="P123" svg:x1="2.4244in" svg:y1="1.2189in" svg:x2="2.689in" svg:y2="0.698in"><text:p/></draw:line><draw:line text:anchor-type="paragraph" draw:z-index="16" draw:name="Line 3" draw:style-name="gr1" draw:text-style-name="P123" svg:x1="3.3827in" svg:y1="1.222in" svg:x2="3.689in" svg:y2="0.7429in"><text:p/></draw:line><draw:line text:anchor-type="paragraph" draw:z-index="17" draw:name="Line 4" draw:style-name="gr1" draw:text-style-name="P123" svg:x1="0.9736in" svg:y1="2.5346in" svg:x2="1.661in" svg:y2="1.972in"><text:p/></draw:line>2.3.3</text:p>
      <text:p text:style-name="P11"><text:span text:style-name="T3">(a) </text:span>Derive a formula for computing the value of p, below which the proposed scheme will outperform the linked list implementation. </text:p>
      <text:p text:style-name="P12"/>
      <text:p text:style-name="P13"/>
      <text:p text:style-name="P13">Linked List insert and removal is constant time.</text:p>
      <text:p text:style-name="P13">Array implementation remove takes r time and each insert is r+o*p ms, overhead of extending array.</text:p>
      <text:p text:style-name="P14">Half of all operations are inserts and half are removes. <text:span text:style-name="T4">Thus the time for one operation is (2r*o*p)/2</text:span></text:p>
      <text:p text:style-name="P15">Break even point is when s = <text:span text:style-name="T4">(2r*o*p)/2.</text:span></text:p>
      <text:p text:style-name="P15"/>
      <text:p text:style-name="P16">Thus solving for p = (2s-2r)/o</text:p>
      <text:p text:style-name="P12"/>
      <text:p text:style-name="P11"><text:span text:style-name="T3">(b) </text:span>Compute the value of p when s = 10r and o = 100r. </text:p>
      <text:p text:style-name="P17">P = (2*10r-2r)*100r = 18/100 = .18 </text:p>
      <text:p text:style-name="P17"/>
      <text:p text:style-name="P17"><text:soft-page-break/></text:p>
      <text:p text:style-name="P17"/>
      <text:p text:style-name="P61">2.3.4</text:p>
      <text:p text:style-name="P18">(a) </text:p>
      <text:p text:style-name="P110">How many memory operations (allocate or free) will be performed without PCB reuse? </text:p>
      <text:section text:style-name="Sect1" text:name="ember1854">
        <text:p text:style-name="P115">Each process requires a 1 allocate and 1 free operation. <text:span text:style-name="T5">Thus 2*10,000 = 20,000 Operations.</text:span></text:p>
      </text:section>
      <text:section text:style-name="Sect1" text:name="ember1855">
        <text:p text:style-name="P110">(b) </text:p>
        <text:p text:style-name="P110">How many memory operations (allocate or free) will be performed with PCB reuse? </text:p>
      </text:section>
      <text:section text:style-name="Sect1" text:name="Section4">
        <text:p text:style-name="P116">Max of 600 PCBs needed, so 2*600 = 1200 memory.</text:p>
      </text:section>
      <text:section text:style-name="Sect1" text:name="ember1856">
        <text:p text:style-name="P110">(c) </text:p>
        <text:p text:style-name="P110">How many PCBs will coexist in memory, on average, during the entire run without PCB reuse? </text:p>
      </text:section>
      <text:section text:style-name="Sect1" text:name="Section5">
        <text:p text:style-name="P117">100 PCBs can be assumed to coexist on average, as stated.</text:p>
      </text:section>
      <text:section text:style-name="Sect1" text:name="ember1857">
        <text:p text:style-name="P110">(d) </text:p>
        <text:p text:style-name="P110">How many PCBs will coexist in memory, on average, during the entire run with PCB reuse? </text:p>
      </text:section>
      <text:section text:style-name="Sect1" text:name="Section6">
        <text:p text:style-name="P118"><text:bookmark text:name="ember1857"/>In the first half, the PCB amount will increase from 0 to 600, so average 300 PCBs. <text:span text:style-name="T6">In the second half of freeing, the increase will be from 300 to 600, so over the entire run, (300+600)/2 = 450 PCBs.</text:span></text:p>
      </text:section>
      <text:section text:style-name="Sect1" text:name="ember1858">
        <text:p text:style-name="P110">(e) </text:p>
        <text:p text:style-name="P110">What could be done to reduce the much larger number of PCBs maintained in memory when PCBs are reused? </text:p>
      </text:section>
      <text:p text:style-name="P19">OS could auto<text:span text:style-name="T9">matically</text:span> free PCB<text:span text:style-name="T7">s, </text:span><text:span text:style-name="T8">avoid manual freeing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2"><text:soft-page-break/>2.4.1</text:p>
      <text:p text:style-name="P20">(a) </text:p>
      <text:p text:style-name="P110">What changes must be made to the scheduler or other functions to make suspend/activate work correctly? </text:p>
      <text:section text:style-name="Sect1" text:name="ember2288">
        <text:p text:style-name="P119">Scheduler must be able to differentiate between states that are ready and suspended ready, <text:span text:style-name="T10">both types of processses remain on the RL, but only a ready process must be selected to physically run. </text:span></text:p>
      </text:section>
      <text:section text:style-name="Sect1" text:name="ember2289">
        <text:p text:style-name="P110">(b) </text:p>
        <text:p text:style-name="P110">Why is the scheduler called only in activate but not in suspend? </text:p>
      </text:section>
      <text:section text:style-name="Sect1" text:name="Section7">
        <text:p text:style-name="P120"><text:bookmark text:name="ember2289"/>Activate enables a suspended process to compete for CPU. <text:span text:style-name="T11">If the process has a higher priority, a context switch must take place. </text:span><text:span text:style-name="T12">The suspend function only removes the process from the compeition for the CPU, and thus invoking the process to continue to run.</text:span></text:p>
      </text:section>
      <text:section text:style-name="Sect1" text:name="ember2290">
        <text:p text:style-name="P110">(c) </text:p>
        <text:p text:style-name="P110">A process must be prevented from calling suspend() or activate() on itself. Why? </text:p>
      </text:section>
      <text:section text:style-name="Sect1" text:name="Section8">
        <text:p text:style-name="P121"><text:bookmark text:name="ember2290"/>Calling suspend on itself would not stop itself, no context switch or actual call to the scheduler.</text:p>
        <text:p text:style-name="P122">Calling activate on itself would make itself blocked.</text:p>
      </text:section>
      <text:section text:style-name="Sect1" text:name="ember2291">
        <text:p text:style-name="P110">(d) </text:p>
        <text:p text:style-name="P110">A process must be prevented from calling suspend() on an already suspended process, or calling activate() on a currently active (ready) process. Why? </text:p>
      </text:section>
      <text:p text:style-name="P21">Suspending an already suspended process can incorrectly change the state of a process to suspended ready. <text:span text:style-name="T13">Calling activate on the active process can incorrectly change the state of a process to be blocked.</text:span></text:p>
      <text:p text:style-name="P21"/>
      <text:p text:style-name="P63">2.5.1</text:p>
      <text:p text:style-name="P22"><text:span text:style-name="T15">(a) </text:span>Show all changes to the data structures after process 8 requests resource 15. </text:p>
      <text:p text:style-name="P23">PCB</text:p>
      <text:p text:style-name="P24">Process state 7 → Running</text:p>
      <text:p text:style-name="P23">Other Resources <text:span text:style-name="T14">7</text:span> → 15</text:p>
      <text:p text:style-name="P25">next 7 → None</text:p>
      <text:p text:style-name="P26"/>
      <text:p text:style-name="P27">Process state 8 → blocked</text:p>
      <text:p text:style-name="P28">other resources – None</text:p>
      <text:p text:style-name="P29">Next – None</text:p>
      <text:p text:style-name="P29"/>
      <text:p text:style-name="P30">RCB</text:p>
      <text:p text:style-name="P31">Resource 15 </text:p>
      <text:p text:style-name="P32">state → allocated</text:p>
      <text:p text:style-name="P33">waiting_list → 8</text:p>
      <text:p text:style-name="P34">next → 25</text:p>
      <text:p text:style-name="P35"><text:soft-page-break/>Resource 25</text:p>
      <text:p text:style-name="P36">state → allocated</text:p>
      <text:p text:style-name="P37">waiting_list → None</text:p>
      <text:p text:style-name="P38">Next → None</text:p>
      <text:p text:style-name="P39">(b)</text:p>
      <text:p text:style-name="P40">PCBs</text:p>
      <text:p text:style-name="P41">Process 7</text:p>
      <text:p text:style-name="P42">process_state → running</text:p>
      <text:p text:style-name="P43">other_resource → 25</text:p>
      <text:p text:style-name="P44">next → 8</text:p>
      <text:p text:style-name="P45">Process 8</text:p>
      <text:p text:style-name="P46">process_state → ready</text:p>
      <text:p text:style-name="P47">other_resources → 15</text:p>
      <text:p text:style-name="P48">next →<text:span text:style-name="T17">None</text:span></text:p>
      <text:p text:style-name="P48"><text:span text:style-name="T16">RCBs</text:span></text:p>
      <text:p text:style-name="P49">Resource 15</text:p>
      <text:p text:style-name="P50">state → allocated</text:p>
      <text:p text:style-name="P51">waiting_list → None</text:p>
      <text:p text:style-name="P52">next → None</text:p>
      <text:p text:style-name="P53">Resource 25</text:p>
      <text:p text:style-name="P54">State → allocated</text:p>
      <text:p text:style-name="P55">waiting_list → None</text:p>
      <text:p text:style-name="P56">next → None</text:p>
      <text:p text:style-name="P54"/>
      <text:p text:style-name="P64">2.5.2</text:p>
      <text:p text:style-name="P65">(a)</text:p>
      <text:p text:style-name="P66">1. Process 0 creates child process 1.</text:p>
      <text:p text:style-name="P67">2. Process 0 creates a second child process 2. <text:span text:style-name="T19">N</text:span><text:span text:style-name="T18">ew process goes behind, process 2 </text:span><text:span text:style-name="T20">on the RL and allows process 0 to continue to run.</text:span></text:p>
      <text:p text:style-name="P68">3. <text:span text:style-name="T21">Timeout function moves process 0 to the end of the queue, now process 2 is running.</text:span></text:p>
      <text:p text:style-name="P69">4. <text:span text:style-name="T22">Process 2 creates a child process 3, continues to run.</text:span></text:p>
      <text:p text:style-name="P70">5. Process stops, process 2 goes to the end of the queue, process 0 now runs.</text:p>
      <text:p text:style-name="P71">6. <text:span text:style-name="T23">Process 0 creates a third child process, 4.</text:span></text:p>
      <text:p text:style-name="P65"/>
      <text:p text:style-name="P65">(b)</text:p>
      <text:p text:style-name="P72">1. RL contains processes 0,2,4. <text:span text:style-name="T24">Timeout function moves process 0 to end and process 2 now runs.</text:span></text:p>
      <text:p text:style-name="P73">2. <text:span text:style-name="T25">Resource 1 is free, process 2 acquires the resource and continues to run.</text:span></text:p>
      <text:p text:style-name="P74">3. <text:span text:style-name="T26">Timeout function moves process 2 to the end of the queue, process 4 begins to run.</text:span></text:p>
      <text:p text:style-name="P75">4. <text:s/><text:span text:style-name="T27">Resource 2 is free, process 4 acquires the resource.</text:span></text:p>
      <text:p text:style-name="P76">5. <text:span text:style-name="T28">Resource 1 is already allocated, thus process 4 is blocked on the resource, process 0 now runs.</text:span></text:p>
      <text:p text:style-name="P77">6. Next timeout function moves process 0 to the end of the queue, now process 2 runs.</text:p>
      <text:p text:style-name="P78">7. <text:span text:style-name="T29">Resource 2 is already allocated, thus process 2 is blocked on 2, process 0 now runs.</text:span></text:p>
      <text:p text:style-name="P78"/>
      <text:p text:style-name="P79">(c)</text:p>
      <text:p text:style-name="P80">1. <text:span text:style-name="T30">0,1,4 processes remain in the syste</text:span><text:span text:style-name="T31">m.</text:span></text:p>
      <text:p text:style-name="P81">2. <text:span text:style-name="T32">since process 2 was destroyed, resource 1 is allocated to resource 4. </text:span><text:span text:style-name="T33">Resource 0 is completely free.</text:span></text:p>
      <text:p text:style-name="P81"><text:soft-page-break/></text:p>
      <text:p text:style-name="P81"/>
      <text:p text:style-name="P81"/>
      <text:p text:style-name="P96">2.5.3</text:p>
      <text:p text:style-name="P82">(a)</text:p>
      <text:p text:style-name="P82">/<text:span text:style-name="T35">* psuedo code</text:span></text:p>
      <text:p text:style-name="P1">request(r, k){</text:p>
      <text:p text:style-name="P2"><text:s text:c="3"/>if (r.state &gt;= k)</text:p>
      <text:p text:style-name="P2"><text:s text:c="6"/>r.state = r.state - k</text:p>
      <text:p text:style-name="P2"><text:s text:c="6"/>insert (r, k) into self.other_resources</text:p>
      <text:p text:style-name="P2"><text:s text:c="3"/>else</text:p>
      <text:p text:style-name="P2"><text:s text:c="6"/>self.state = blocked</text:p>
      <text:p text:style-name="P2"><text:s text:c="6"/>remove self from RL</text:p>
      <text:p text:style-name="P2"><text:s text:c="6"/>insert (self, k) in r.waiting_list</text:p>
      <text:p text:style-name="P2"><text:s text:c="6"/>scheduler()</text:p>
      <text:p text:style-name="P2">}</text:p>
      <text:p text:style-name="P2"><text:s/></text:p>
      <text:p text:style-name="P2">release(r){</text:p>
      <text:p text:style-name="P2"><text:s text:c="3"/>remove (r, k) from self.other_resources</text:p>
      <text:p text:style-name="P2"><text:s text:c="3"/>r.state = r.state + k</text:p>
      <text:p text:style-name="P2"><text:s text:c="3"/>while (r.waiting_list != empty and r.state &gt; 0)</text:p>
      <text:p text:style-name="P2"><text:s text:c="6"/>get next (p, k) from r.waiting_list</text:p>
      <text:p text:style-name="P2"><text:s text:c="6"/>if (r.state &gt;= k)</text:p>
      <text:p text:style-name="P2"><text:s text:c="9"/>r.state = r.state - k</text:p>
      <text:p text:style-name="P2"><text:s text:c="9"/>insert (r, k) into p.other_resources</text:p>
      <text:p text:style-name="P2"><text:s text:c="9"/>p.process_state = ready <text:s text:c="9"/></text:p>
      <text:p text:style-name="P2"><text:s text:c="9"/>remove (p, k) from r.waiting_list</text:p>
      <text:p text:style-name="P2"><text:s text:c="9"/>insert p in RL</text:p>
      <text:p text:style-name="P2"><text:s text:c="6"/>else break</text:p>
      <text:p text:style-name="P2"><text:s text:c="3"/>scheduler()</text:p>
      <text:p text:style-name="P3">}</text:p>
      <text:p text:style-name="P83">*/</text:p>
      <text:p text:style-name="P84">(b)</text:p>
      <text:p text:style-name="P84">RCB records the initial number of units in addition to the available number of units. <text:span text:style-name="T34">Any request that exceeds that initial number has to be rejected, than be inserted into the waiting list of r.</text:span></text:p>
      <text:p text:style-name="P85">(c)</text:p>
      <text:p text:style-name="P86">The loop in the release function will stop as the request by the process p at the head of the queue cannot be satisfied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7"><text:soft-page-break/>2.6.1</text:p>
      <text:p text:style-name="P87">(a)</text:p>
      <text:p text:style-name="P87">The server should be implemented as a multi-threaded process, each process incurs the thread creation item for each request but does not block on the disk’s access. <text:span text:style-name="T36">Thus average CPU time is 25.</text:span></text:p>
      <text:p text:style-name="P88">(b)</text:p>
      <text:p text:style-name="P89">1-n is percentage with disk access</text:p>
      <text:p text:style-name="P88"/>
      <text:p text:style-name="P89">n*15 ms (1-n) * 90 <text:span text:style-name="T37">= 25</text:span></text:p>
      <text:p text:style-name="P90">find n</text:p>
      <text:p text:style-name="P90">n = .8667.</text:p>
      <text:p text:style-name="P90">So 87% of requests must be satisfied without accessing the server’s disk.</text:p>
      <text:p text:style-name="P94"/>
      <text:p text:style-name="P98">2.6.2</text:p>
      <text:p text:style-name="P91">Combination 2 &amp; 7 can occur.</text:p>
      <text:p text:style-name="P92">Combination 2 can occur because a thread is in the running state but the kernel temporarily takes the CPU away from the process. <text:span text:style-name="T38">The thread is unaware of the interruption, and continues to run as soon as the process is again </text:span><text:span text:style-name="T39">activated.</text:span></text:p>
      <text:p text:style-name="P93">In combination 7, both process and thread are in the running state, a valid state.</text:p>
      <text:p text:style-name="P93"/>
      <text:p text:style-name="P99">2.6.3</text:p>
      <text:p text:style-name="P95">Each thread could have different scheduling info. <text:span text:style-name="T40">An application can tailor its own thread scheduling to an</text:span><text:span text:style-name="T41">y of its application need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8:45:38.611010596</meta:creation-date>
    <meta:generator>LibreOffice/7.4.1.2$Linux_X86_64 LibreOffice_project/40$Build-2</meta:generator>
    <dc:date>2022-10-12T10:35:27.689580763</dc:date>
    <meta:editing-duration>PT1H48M12S</meta:editing-duration>
    <meta:editing-cycles>200</meta:editing-cycles>
    <meta:document-statistic meta:table-count="2" meta:image-count="0" meta:object-count="0" meta:page-count="7" meta:paragraph-count="234" meta:word-count="1361" meta:character-count="7315" meta:non-whitespace-character-count="6020"/>
  </office:meta>
</office:document-meta>
</file>